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1.693cm"/>
    </style:style>
    <style:style style:name="Table1.A1" style:family="table-cell">
      <style:table-cell-properties style:vertical-align="middle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3.096cm"/>
    </style:style>
    <style:style style:name="Table6.B" style:family="table-column">
      <style:table-column-properties style:column-width="13.917cm"/>
    </style:style>
    <style:style style:name="Table6.1" style:family="table-row">
      <style:table-row-properties style:min-row-height="1.402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0.609cm"/>
    </style:style>
    <style:style style:name="Table6.A2" style:family="table-cell">
      <style:table-cell-properties style:vertical-align="middle" fo:padding="0.097cm" fo:border="none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096cm"/>
    </style:style>
    <style:style style:name="Table2.B" style:family="table-column">
      <style:table-column-properties style:column-width="5.399cm"/>
    </style:style>
    <style:style style:name="Table2.C" style:family="table-column">
      <style:table-column-properties style:column-width="3.914cm"/>
    </style:style>
    <style:style style:name="Table2.D" style:family="table-column">
      <style:table-column-properties style:column-width="4.604cm"/>
    </style:style>
    <style:style style:name="Table2.1" style:family="table-row">
      <style:table-row-properties style:min-row-height="1.402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2.699cm"/>
    </style:style>
    <style:style style:name="Table2.4" style:family="table-row">
      <style:table-row-properties style:min-row-height="1.078cm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096cm"/>
    </style:style>
    <style:style style:name="Table3.B" style:family="table-column">
      <style:table-column-properties style:column-width="13.917cm"/>
    </style:style>
    <style:style style:name="Table3.A1" style:family="table-cell">
      <style:table-cell-properties style:vertical-align="" fo:padding="0.097cm" fo:border="none"/>
    </style:style>
    <style:style style:name="Table3.B1" style:family="table-cell">
      <style:table-cell-properties fo:padding="0.097cm" fo:border="none"/>
    </style:style>
    <style:style style:name="Table3.B2" style:family="table-cell">
      <style:table-cell-properties fo:padding="0.097cm" fo:border="none"/>
    </style:style>
    <style:style style:name="Table3.B3" style:family="table-cell">
      <style:table-cell-properties fo:padding="0.097cm" fo:border="none"/>
    </style:style>
    <style:style style:name="Table3.B4" style:family="table-cell">
      <style:table-cell-properties fo:padding="0.097cm" fo:border="none"/>
    </style:style>
    <style:style style:name="Table3.B5" style:family="table-cell">
      <style:table-cell-properties fo:padding="0.097cm" fo:border="none"/>
    </style:style>
    <style:style style:name="Table3.B6" style:family="table-cell">
      <style:table-cell-properties fo:padding="0.097cm" fo:border="none"/>
    </style:style>
    <style:style style:name="Table3.B7" style:family="table-cell">
      <style:table-cell-properties fo:padding="0.097cm" fo:border="none"/>
    </style:style>
    <style:style style:name="Table3.8" style:family="table-row">
      <style:table-row-properties style:min-row-height="1.462cm"/>
    </style:style>
    <style:style style:name="Table3.B8" style:family="table-cell">
      <style:table-cell-properties fo:padding="0.097cm" fo:border="none"/>
    </style:style>
    <style:style style:name="Table3.B9" style:family="table-cell">
      <style:table-cell-properties fo:padding="0.097cm" fo:border="none"/>
    </style:style>
    <style:style style:name="Table3.10" style:family="table-row">
      <style:table-row-properties style:min-row-height="1.612cm"/>
    </style:style>
    <style:style style:name="Table3.B10" style:family="table-cell">
      <style:table-cell-properties fo:padding="0.097cm" fo:border="none"/>
    </style:style>
    <style:style style:name="Table3.B11" style:family="table-cell">
      <style:table-cell-properties fo:padding="0.097cm" fo:border="none"/>
    </style:style>
    <style:style style:name="Table3.B12" style:family="table-cell">
      <style:table-cell-properties fo:padding="0.097cm" fo:border="none"/>
    </style:style>
    <style:style style:name="Table3.B13" style:family="table-cell">
      <style:table-cell-properties fo:padding="0.097cm" fo:border="none"/>
    </style:style>
    <style:style style:name="Table3.B14" style:family="table-cell">
      <style:table-cell-properties fo:padding="0.097cm" fo:border="none"/>
    </style:style>
    <style:style style:name="Table3.B15" style:family="table-cell">
      <style:table-cell-properties fo:padding="0.097cm" fo:border="none"/>
    </style:style>
    <style:style style:name="Table3.B16" style:family="table-cell">
      <style:table-cell-properties fo:padding="0.097cm" fo:border="none"/>
    </style:style>
    <style:style style:name="Table3.17" style:family="table-row">
      <style:table-row-properties style:min-row-height="1.891cm"/>
    </style:style>
    <style:style style:name="Table3.B17" style:family="table-cell">
      <style:table-cell-properties fo:padding="0.097cm" fo:border="none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096cm"/>
    </style:style>
    <style:style style:name="Table4.B" style:family="table-column">
      <style:table-column-properties style:column-width="13.917cm"/>
    </style:style>
    <style:style style:name="Table4.1" style:family="table-row">
      <style:table-row-properties style:min-row-height="0.688cm"/>
    </style:style>
    <style:style style:name="Table4.A1" style:family="table-cell">
      <style:table-cell-properties fo:padding="0cm" fo:border="none"/>
    </style:style>
    <style:style style:name="Table4.2" style:family="table-row">
      <style:table-row-properties style:min-row-height="4.408cm"/>
    </style:style>
    <style:style style:name="Table4.A2" style:family="table-cell">
      <style:table-cell-properties style:vertical-align="middle" fo:padding="0cm" fo:border="none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3.096cm"/>
    </style:style>
    <style:style style:name="Table5.B" style:family="table-column">
      <style:table-column-properties style:column-width="13.917cm"/>
    </style:style>
    <style:style style:name="Table5.1" style:family="table-row">
      <style:table-row-properties style:min-row-height="0.688cm"/>
    </style:style>
    <style:style style:name="Table5.A1" style:family="table-cell">
      <style:table-cell-properties fo:padding="0cm" fo:border="none"/>
    </style:style>
    <style:style style:name="Table5.2" style:family="table-row">
      <style:table-row-properties style:min-row-height="1.797cm"/>
    </style:style>
    <style:style style:name="Table5.A2" style:family="table-cell">
      <style:table-cell-properties style:vertical-align="middle" fo:padding="0cm" fo:border="none"/>
    </style:style>
    <style:style style:name="Table5.3" style:family="table-row">
      <style:table-row-properties style:min-row-height="0.845cm"/>
    </style:style>
    <style:style style:name="Table5.4" style:family="table-row">
      <style:table-row-properties style:min-row-height="0.658cm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="none"/>
    </style:style>
    <style:style style:name="P1" style:family="paragraph" style:parent-style-name="Standard">
      <style:text-properties officeooo:rsid="00168f2e" officeooo:paragraph-rsid="00168f2e"/>
    </style:style>
    <style:style style:name="P2" style:family="paragraph" style:parent-style-name="Standard">
      <style:text-properties officeooo:rsid="00168f2e" officeooo:paragraph-rsid="0084ec1e"/>
    </style:style>
    <style:style style:name="P3" style:family="paragraph" style:parent-style-name="Standard">
      <style:text-properties officeooo:rsid="00168f2e" officeooo:paragraph-rsid="009b1499"/>
    </style:style>
    <style:style style:name="P4" style:family="paragraph" style:parent-style-name="Standard">
      <style:text-properties officeooo:rsid="00ac6b8d" officeooo:paragraph-rsid="00ac6b8d"/>
    </style:style>
    <style:style style:name="P5" style:family="paragraph" style:parent-style-name="Standard">
      <style:text-properties officeooo:rsid="00950256" officeooo:paragraph-rsid="00950256"/>
    </style:style>
    <style:style style:name="P6" style:family="paragraph" style:parent-style-name="Table_20_Contents">
      <style:paragraph-properties fo:text-align="end" style:justify-single-word="false"/>
      <style:text-properties officeooo:rsid="00168f2e" officeooo:paragraph-rsid="00168f2e"/>
    </style:style>
    <style:style style:name="P7" style:family="paragraph" style:parent-style-name="Table_20_Contents">
      <style:paragraph-properties fo:text-align="end" style:justify-single-word="false"/>
      <style:text-properties officeooo:rsid="00168f2e" officeooo:paragraph-rsid="00d7ce30"/>
    </style:style>
    <style:style style:name="P8" style:family="paragraph" style:parent-style-name="Table_20_Contents">
      <style:paragraph-properties fo:text-align="end" style:justify-single-word="false"/>
      <style:text-properties officeooo:rsid="0018776e" officeooo:paragraph-rsid="0018776e"/>
    </style:style>
    <style:style style:name="P9" style:family="paragraph" style:parent-style-name="Table_20_Contents">
      <style:text-properties style:font-name="Ubuntu"/>
    </style:style>
    <style:style style:name="P10" style:family="paragraph" style:parent-style-name="Table_20_Contents">
      <style:paragraph-properties fo:text-align="start" style:justify-single-word="false"/>
      <style:text-properties style:font-name="Ubuntu" fo:font-size="28pt" fo:font-weight="bold" officeooo:rsid="00168f2e" officeooo:paragraph-rsid="0019a8ee" style:font-size-asian="28pt" style:font-weight-asian="bold" style:font-size-complex="28pt" style:font-weight-complex="bold"/>
    </style:style>
    <style:style style:name="P11" style:family="paragraph" style:parent-style-name="Table_20_Contents">
      <style:text-properties style:font-name="Ubuntu" fo:font-size="16pt" officeooo:rsid="003bedb8" officeooo:paragraph-rsid="003bedb8" style:font-size-asian="16pt" style:font-size-complex="16pt"/>
    </style:style>
    <style:style style:name="P12" style:family="paragraph" style:parent-style-name="Table_20_Contents">
      <style:text-properties style:font-name="Ubuntu" fo:font-size="16pt" officeooo:rsid="004a9d5f" officeooo:paragraph-rsid="004a9d5f" style:font-size-asian="16pt" style:font-size-complex="16pt"/>
    </style:style>
    <style:style style:name="P13" style:family="paragraph" style:parent-style-name="Table_20_Contents">
      <style:text-properties style:font-name="Ubuntu" fo:font-size="16pt" officeooo:rsid="004df1a0" officeooo:paragraph-rsid="004df1a0" style:font-size-asian="16pt" style:font-size-complex="16pt"/>
    </style:style>
    <style:style style:name="P14" style:family="paragraph" style:parent-style-name="Table_20_Contents">
      <style:text-properties style:font-name="Ubuntu" fo:font-size="16pt" officeooo:rsid="005509bc" officeooo:paragraph-rsid="005509bc" style:font-size-asian="16pt" style:font-size-complex="16pt"/>
    </style:style>
    <style:style style:name="P15" style:family="paragraph" style:parent-style-name="Table_20_Contents">
      <style:text-properties style:font-name="Ubuntu" fo:font-size="16pt" officeooo:rsid="005eec71" officeooo:paragraph-rsid="005eec71" style:font-size-asian="16pt" style:font-size-complex="16pt"/>
    </style:style>
    <style:style style:name="P16" style:family="paragraph" style:parent-style-name="Table_20_Contents">
      <style:text-properties style:font-name="Ubuntu" fo:font-size="16pt" officeooo:rsid="00648d98" officeooo:paragraph-rsid="00648d98" style:font-size-asian="16pt" style:font-size-complex="16pt"/>
    </style:style>
    <style:style style:name="P17" style:family="paragraph" style:parent-style-name="Table_20_Contents">
      <style:text-properties style:font-name="Ubuntu" fo:font-size="16pt" officeooo:rsid="006c5977" officeooo:paragraph-rsid="006c5977" style:font-size-asian="16pt" style:font-size-complex="16pt"/>
    </style:style>
    <style:style style:name="P18" style:family="paragraph" style:parent-style-name="Table_20_Contents">
      <style:text-properties style:font-name="Ubuntu" fo:font-size="16pt" officeooo:rsid="007138fa" officeooo:paragraph-rsid="007138fa" style:font-size-asian="16pt" style:font-size-complex="16pt"/>
    </style:style>
    <style:style style:name="P19" style:family="paragraph" style:parent-style-name="Table_20_Contents">
      <style:text-properties style:font-name="Ubuntu" fo:font-size="16pt" officeooo:rsid="0072ce78" officeooo:paragraph-rsid="0072ce78" style:font-size-asian="16pt" style:font-size-complex="16pt"/>
    </style:style>
    <style:style style:name="P20" style:family="paragraph" style:parent-style-name="Table_20_Contents">
      <style:text-properties style:font-name="Ubuntu" fo:font-size="16pt" officeooo:rsid="00769508" officeooo:paragraph-rsid="00769508" style:font-size-asian="16pt" style:font-size-complex="16pt"/>
    </style:style>
    <style:style style:name="P21" style:family="paragraph" style:parent-style-name="Table_20_Contents">
      <style:text-properties style:font-name="Ubuntu" fo:font-size="16pt" officeooo:rsid="00962f13" officeooo:paragraph-rsid="00962f13" style:font-size-asian="16pt" style:font-size-complex="16pt"/>
    </style:style>
    <style:style style:name="P22" style:family="paragraph" style:parent-style-name="Table_20_Contents">
      <style:paragraph-properties fo:text-align="start" style:justify-single-word="false"/>
      <style:text-properties style:font-name="Ubuntu" fo:font-size="16pt" officeooo:rsid="007cca9c" officeooo:paragraph-rsid="007f3029" style:font-size-asian="16pt" style:font-size-complex="16pt"/>
    </style:style>
    <style:style style:name="P23" style:family="paragraph" style:parent-style-name="Table_20_Contents">
      <style:paragraph-properties fo:text-align="start" style:justify-single-word="false"/>
      <style:text-properties style:font-name="Ubuntu" fo:font-size="16pt" officeooo:rsid="00b6bd3a" officeooo:paragraph-rsid="00b6bd3a" style:font-size-asian="16pt" style:font-size-complex="16pt"/>
    </style:style>
    <style:style style:name="P24" style:family="paragraph" style:parent-style-name="Table_20_Contents">
      <style:text-properties style:font-name="Ubuntu" fo:font-size="16pt" officeooo:rsid="00c3a535" officeooo:paragraph-rsid="00c3a535" style:font-size-asian="16pt" style:font-size-complex="16pt"/>
    </style:style>
    <style:style style:name="P25" style:family="paragraph" style:parent-style-name="Table_20_Contents">
      <style:text-properties style:font-name="Ubuntu" fo:font-size="16pt" officeooo:rsid="00cdfc2b" officeooo:paragraph-rsid="00cdfc2b" style:font-size-asian="16pt" style:font-size-complex="16pt"/>
    </style:style>
    <style:style style:name="P26" style:family="paragraph" style:parent-style-name="Table_20_Contents">
      <style:text-properties style:font-name="Ubuntu" officeooo:rsid="001c211b" officeooo:paragraph-rsid="002203aa"/>
    </style:style>
    <style:style style:name="P27" style:family="paragraph" style:parent-style-name="Table_20_Contents">
      <style:text-properties style:font-name="Ubuntu" officeooo:rsid="001c211b" officeooo:paragraph-rsid="00200a43"/>
    </style:style>
    <style:style style:name="P28" style:family="paragraph" style:parent-style-name="Table_20_Contents">
      <style:text-properties style:font-name="Ubuntu" officeooo:rsid="002203aa" officeooo:paragraph-rsid="002203aa"/>
    </style:style>
    <style:style style:name="P29" style:family="paragraph" style:parent-style-name="Table_20_Contents">
      <style:paragraph-properties fo:text-align="end" style:justify-single-word="false"/>
      <style:text-properties style:font-name="Ubuntu" fo:font-weight="bold" style:font-weight-asian="bold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Ubuntu" fo:font-weight="bold" officeooo:paragraph-rsid="009b1499" style:font-weight-asian="bold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Ubuntu" fo:font-weight="bold" officeooo:rsid="002203aa" officeooo:paragraph-rsid="002203aa" style:font-weight-asian="bold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Ubuntu" fo:font-weight="bold" officeooo:rsid="002206ec" officeooo:paragraph-rsid="002206ec" style:font-weight-asian="bold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Ubuntu" fo:font-weight="bold" officeooo:rsid="00252e06" officeooo:paragraph-rsid="00252e06" style:font-weight-asian="bold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Ubuntu" fo:font-weight="bold" officeooo:rsid="002e2bb1" officeooo:paragraph-rsid="002e2bb1" style:font-weight-asian="bold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font-name="Ubuntu" fo:font-weight="bold" officeooo:rsid="009d2ec1" officeooo:paragraph-rsid="009d2ec1" style:font-weight-asian="bold" style:font-weight-complex="bold"/>
    </style:style>
    <style:style style:name="P36" style:family="paragraph" style:parent-style-name="Table_20_Contents">
      <style:paragraph-properties fo:text-align="end" style:justify-single-word="false"/>
      <style:text-properties style:font-name="Ubuntu" fo:font-weight="bold" officeooo:rsid="001c211b" officeooo:paragraph-rsid="001c211b" style:font-weight-asian="bold" style:font-weight-complex="bold"/>
    </style:style>
    <style:style style:name="P37" style:family="paragraph" style:parent-style-name="Table_20_Contents">
      <style:paragraph-properties fo:text-align="end" style:justify-single-word="false"/>
      <style:text-properties style:font-name="Ubuntu" fo:font-weight="bold" officeooo:rsid="009b1499" officeooo:paragraph-rsid="009b1499" style:font-weight-asian="bold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Ubuntu" fo:font-weight="bold" officeooo:rsid="00dca571" officeooo:paragraph-rsid="00dca571" style:font-weight-asian="bold" style:font-weight-complex="bold"/>
    </style:style>
    <style:style style:name="P39" style:family="paragraph" style:parent-style-name="Table_20_Contents">
      <style:text-properties style:font-name="Ubuntu" officeooo:rsid="00252e06" officeooo:paragraph-rsid="00252e06"/>
    </style:style>
    <style:style style:name="P40" style:family="paragraph" style:parent-style-name="Table_20_Contents">
      <style:text-properties style:font-name="Ubuntu" officeooo:rsid="0026d98e" officeooo:paragraph-rsid="0026d98e"/>
    </style:style>
    <style:style style:name="P41" style:family="paragraph" style:parent-style-name="Table_20_Contents">
      <style:text-properties style:font-name="Ubuntu" officeooo:rsid="002ccb79" officeooo:paragraph-rsid="002e2bb1"/>
    </style:style>
    <style:style style:name="P42" style:family="paragraph" style:parent-style-name="Table_20_Contents">
      <style:text-properties style:font-name="Ubuntu" officeooo:rsid="003bedb8" officeooo:paragraph-rsid="003bedb8"/>
    </style:style>
    <style:style style:name="P43" style:family="paragraph" style:parent-style-name="Table_20_Contents">
      <style:text-properties style:font-name="Ubuntu" officeooo:rsid="004a9d5f" officeooo:paragraph-rsid="004a9d5f"/>
    </style:style>
    <style:style style:name="P44" style:family="paragraph" style:parent-style-name="Table_20_Contents">
      <style:text-properties style:font-name="Ubuntu" fo:font-size="10.5pt" officeooo:rsid="004a9d5f" officeooo:paragraph-rsid="004a9d5f" style:font-size-asian="10.5pt" style:font-size-complex="10.5pt"/>
    </style:style>
    <style:style style:name="P45" style:family="paragraph" style:parent-style-name="Table_20_Contents">
      <style:text-properties style:font-name="Ubuntu" fo:font-size="10.5pt" officeooo:rsid="004df1a0" officeooo:paragraph-rsid="00648d98" style:font-size-asian="10.5pt" style:font-size-complex="10.5pt"/>
    </style:style>
    <style:style style:name="P46" style:family="paragraph" style:parent-style-name="Table_20_Contents">
      <style:text-properties style:font-name="Ubuntu" fo:font-size="10.5pt" officeooo:rsid="004df1a0" officeooo:paragraph-rsid="006c5977" style:font-size-asian="10.5pt" style:font-size-complex="10.5pt"/>
    </style:style>
    <style:style style:name="P47" style:family="paragraph" style:parent-style-name="Table_20_Contents">
      <style:text-properties style:font-name="Ubuntu" fo:font-size="10.5pt" officeooo:rsid="004df1a0" officeooo:paragraph-rsid="007138fa" style:font-size-asian="10.5pt" style:font-size-complex="10.5pt"/>
    </style:style>
    <style:style style:name="P48" style:family="paragraph" style:parent-style-name="Table_20_Contents">
      <style:text-properties style:font-name="Ubuntu" fo:font-size="10.5pt" officeooo:rsid="004df1a0" officeooo:paragraph-rsid="0072ce78" style:font-size-asian="10.5pt" style:font-size-complex="10.5pt"/>
    </style:style>
    <style:style style:name="P49" style:family="paragraph" style:parent-style-name="Table_20_Contents">
      <style:text-properties style:font-name="Ubuntu" fo:font-size="10.5pt" officeooo:rsid="004df1a0" officeooo:paragraph-rsid="00769508" style:font-size-asian="10.5pt" style:font-size-complex="10.5pt"/>
    </style:style>
    <style:style style:name="P50" style:family="paragraph" style:parent-style-name="Table_20_Contents">
      <style:paragraph-properties fo:text-align="start" style:justify-single-word="false"/>
      <style:text-properties style:font-name="Ubuntu" fo:font-size="10.5pt" officeooo:rsid="004df1a0" officeooo:paragraph-rsid="007f3029" style:font-size-asian="10.5pt" style:font-size-complex="10.5pt"/>
    </style:style>
    <style:style style:name="P51" style:family="paragraph" style:parent-style-name="Table_20_Contents">
      <style:text-properties style:font-name="Ubuntu" fo:font-size="10.5pt" officeooo:rsid="005509bc" officeooo:paragraph-rsid="0060662d" style:font-size-asian="10.5pt" style:font-size-complex="10.5pt"/>
    </style:style>
    <style:style style:name="P52" style:family="paragraph" style:parent-style-name="Table_20_Contents">
      <style:text-properties style:font-name="Ubuntu" fo:font-size="10.5pt" officeooo:rsid="005509bc" officeooo:paragraph-rsid="00962f13" style:font-size-asian="10.5pt" style:font-size-complex="10.5pt"/>
    </style:style>
    <style:style style:name="P53" style:family="paragraph" style:parent-style-name="Table_20_Contents">
      <style:text-properties style:font-name="Ubuntu" fo:font-size="10.5pt" officeooo:rsid="003bedb8" officeooo:paragraph-rsid="005b976a" style:font-size-asian="10.5pt" style:font-size-complex="10.5pt"/>
    </style:style>
    <style:style style:name="P54" style:family="paragraph" style:parent-style-name="Table_20_Contents">
      <style:text-properties style:font-name="Ubuntu" fo:font-size="10.5pt" officeooo:rsid="003bedb8" officeooo:paragraph-rsid="00648d98" style:font-size-asian="10.5pt" style:font-size-complex="10.5pt"/>
    </style:style>
    <style:style style:name="P55" style:family="paragraph" style:parent-style-name="Table_20_Contents">
      <style:text-properties style:font-name="Ubuntu" fo:font-size="10.5pt" officeooo:rsid="003bedb8" officeooo:paragraph-rsid="005509bc" style:font-size-asian="10.5pt" style:font-size-complex="10.5pt"/>
    </style:style>
    <style:style style:name="P56" style:family="paragraph" style:parent-style-name="Table_20_Contents">
      <style:text-properties style:font-name="Ubuntu" fo:font-size="10.5pt" officeooo:rsid="003bedb8" officeooo:paragraph-rsid="00962f13" style:font-size-asian="10.5pt" style:font-size-complex="10.5pt"/>
    </style:style>
    <style:style style:name="P57" style:family="paragraph" style:parent-style-name="Table_20_Contents">
      <style:text-properties style:font-name="Ubuntu" fo:font-size="10.5pt" officeooo:rsid="003bedb8" officeooo:paragraph-rsid="0072ce78" style:font-size-asian="10.5pt" style:font-size-complex="10.5pt"/>
    </style:style>
    <style:style style:name="P58" style:family="paragraph" style:parent-style-name="Table_20_Contents">
      <style:text-properties style:font-name="Ubuntu" fo:font-size="10.5pt" officeooo:rsid="003bedb8" officeooo:paragraph-rsid="00769508" style:font-size-asian="10.5pt" style:font-size-complex="10.5pt"/>
    </style:style>
    <style:style style:name="P59" style:family="paragraph" style:parent-style-name="Table_20_Contents">
      <style:text-properties style:font-name="Ubuntu" fo:font-size="10.5pt" officeooo:rsid="003bedb8" officeooo:paragraph-rsid="006c5977" style:font-size-asian="10.5pt" style:font-size-complex="10.5pt"/>
    </style:style>
    <style:style style:name="P60" style:family="paragraph" style:parent-style-name="Table_20_Contents">
      <style:text-properties style:font-name="Ubuntu" fo:font-size="10.5pt" officeooo:rsid="003bedb8" officeooo:paragraph-rsid="007138fa" style:font-size-asian="10.5pt" style:font-size-complex="10.5pt"/>
    </style:style>
    <style:style style:name="P61" style:family="paragraph" style:parent-style-name="Table_20_Contents">
      <style:text-properties style:font-name="Ubuntu" fo:font-size="10.5pt" officeooo:rsid="003bedb8" officeooo:paragraph-rsid="003bedb8" style:font-size-asian="10.5pt" style:font-size-complex="10.5pt"/>
    </style:style>
    <style:style style:name="P62" style:family="paragraph" style:parent-style-name="Table_20_Contents">
      <style:paragraph-properties fo:text-align="start" style:justify-single-word="false"/>
      <style:text-properties style:font-name="Ubuntu" fo:font-size="10.5pt" officeooo:rsid="003bedb8" officeooo:paragraph-rsid="007f3029" style:font-size-asian="10.5pt" style:font-size-complex="10.5pt"/>
    </style:style>
    <style:style style:name="P63" style:family="paragraph" style:parent-style-name="Table_20_Contents">
      <style:text-properties style:font-name="Ubuntu" fo:font-size="10.5pt" officeooo:rsid="003bedb8" officeooo:paragraph-rsid="00c3a535" style:font-size-asian="10.5pt" style:font-size-complex="10.5pt"/>
    </style:style>
    <style:style style:name="P64" style:family="paragraph" style:parent-style-name="Table_20_Contents">
      <style:text-properties style:font-name="Ubuntu" fo:font-size="10.5pt" officeooo:rsid="0060662d" officeooo:paragraph-rsid="0060662d" style:font-size-asian="10.5pt" style:font-size-complex="10.5pt"/>
    </style:style>
    <style:style style:name="P65" style:family="paragraph" style:parent-style-name="Table_20_Contents">
      <style:paragraph-properties fo:text-align="start" style:justify-single-word="false"/>
      <style:text-properties style:font-name="Ubuntu" fo:font-size="10.5pt" officeooo:rsid="00bde17b" officeooo:paragraph-rsid="00bde17b" style:font-size-asian="9.14999961853027pt" style:font-size-complex="10.5pt"/>
    </style:style>
    <style:style style:name="P66" style:family="paragraph" style:parent-style-name="Table_20_Contents">
      <style:text-properties style:font-name="Ubuntu" officeooo:rsid="004bdf64" officeooo:paragraph-rsid="004bdf64"/>
    </style:style>
    <style:style style:name="P67" style:family="paragraph" style:parent-style-name="Table_20_Contents">
      <style:text-properties style:font-name="Ubuntu" officeooo:rsid="004df1a0" officeooo:paragraph-rsid="004df1a0"/>
    </style:style>
    <style:style style:name="P68" style:family="paragraph" style:parent-style-name="Table_20_Contents">
      <style:text-properties style:font-name="Ubuntu" officeooo:rsid="004e8e46" officeooo:paragraph-rsid="004e8e46"/>
    </style:style>
    <style:style style:name="P69" style:family="paragraph" style:parent-style-name="Table_20_Contents">
      <style:text-properties style:font-name="Ubuntu" fo:font-size="12pt" officeooo:rsid="005509bc" officeooo:paragraph-rsid="005509bc" style:font-size-asian="10.5pt" style:font-size-complex="12pt"/>
    </style:style>
    <style:style style:name="P70" style:family="paragraph" style:parent-style-name="Table_20_Contents">
      <style:text-properties style:font-name="Ubuntu" fo:font-size="12pt" officeooo:rsid="00648d98" officeooo:paragraph-rsid="00648d98" style:font-size-asian="10.5pt" style:font-size-complex="12pt"/>
    </style:style>
    <style:style style:name="P71" style:family="paragraph" style:parent-style-name="Table_20_Contents">
      <style:text-properties style:font-name="Ubuntu" fo:font-size="12pt" officeooo:rsid="00680f92" officeooo:paragraph-rsid="00680f92" style:font-size-asian="10.5pt" style:font-size-complex="12pt"/>
    </style:style>
    <style:style style:name="P72" style:family="paragraph" style:parent-style-name="Table_20_Contents">
      <style:text-properties style:font-name="Ubuntu" fo:font-size="12pt" officeooo:rsid="006cb164" officeooo:paragraph-rsid="006cb164" style:font-size-asian="10.5pt" style:font-size-complex="12pt"/>
    </style:style>
    <style:style style:name="P73" style:family="paragraph" style:parent-style-name="Table_20_Contents">
      <style:text-properties style:font-name="Ubuntu" fo:font-size="12pt" officeooo:rsid="007138fa" officeooo:paragraph-rsid="007138fa" style:font-size-asian="10.5pt" style:font-size-complex="12pt"/>
    </style:style>
    <style:style style:name="P74" style:family="paragraph" style:parent-style-name="Table_20_Contents">
      <style:text-properties style:font-name="Ubuntu" fo:font-size="12pt" officeooo:rsid="00742ceb" officeooo:paragraph-rsid="00742ceb" style:font-size-asian="10.5pt" style:font-size-complex="12pt"/>
    </style:style>
    <style:style style:name="P75" style:family="paragraph" style:parent-style-name="Table_20_Contents">
      <style:text-properties style:font-name="Ubuntu" fo:font-size="12pt" officeooo:rsid="0077bc32" officeooo:paragraph-rsid="0077bc32" style:font-size-asian="10.5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style:font-name="Ubuntu" fo:font-size="12pt" officeooo:rsid="007cca9c" officeooo:paragraph-rsid="007f3029" style:font-size-asian="10.5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style:font-name="Ubuntu" fo:font-size="12pt" officeooo:rsid="007d7c4e" officeooo:paragraph-rsid="007f3029" style:font-size-asian="10.5pt" style:font-size-complex="12pt"/>
    </style:style>
    <style:style style:name="P78" style:family="paragraph" style:parent-style-name="Table_20_Contents">
      <style:text-properties style:font-name="Ubuntu" fo:font-size="12pt" officeooo:rsid="00962f13" officeooo:paragraph-rsid="00962f13" style:font-size-asian="10.5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style:font-name="Ubuntu" fo:font-size="12pt" officeooo:rsid="00b6bd3a" officeooo:paragraph-rsid="00b6bd3a" style:font-size-asian="10.5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style:font-name="Ubuntu" fo:font-size="12pt" officeooo:rsid="00b6bd3a" officeooo:paragraph-rsid="00b9370c" style:font-size-asian="10.5pt" style:font-size-complex="12pt"/>
    </style:style>
    <style:style style:name="P81" style:family="paragraph" style:parent-style-name="Table_20_Contents">
      <style:text-properties style:font-name="Ubuntu" fo:font-size="12pt" officeooo:rsid="00c459c8" officeooo:paragraph-rsid="00c459c8" style:font-size-asian="10.5pt" style:font-size-complex="12pt"/>
    </style:style>
    <style:style style:name="P82" style:family="paragraph" style:parent-style-name="Table_20_Contents">
      <style:text-properties style:font-name="Ubuntu" fo:font-size="12pt" officeooo:rsid="00cdfc2b" officeooo:paragraph-rsid="00cdfc2b" style:font-size-asian="10.5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style:font-name="Ubuntu" fo:font-size="12pt" officeooo:rsid="008f1633" officeooo:paragraph-rsid="008f1633" style:font-size-asian="12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style:font-name="Ubuntu" fo:font-size="12pt" officeooo:rsid="00950256" officeooo:paragraph-rsid="00950256" style:font-size-asian="12pt" style:font-size-complex="12pt"/>
    </style:style>
    <style:style style:name="P85" style:family="paragraph" style:parent-style-name="Table_20_Contents">
      <style:paragraph-properties fo:text-align="end" style:justify-single-word="false"/>
      <style:text-properties style:font-name="Ubuntu" officeooo:rsid="007f3029" officeooo:paragraph-rsid="007f3029"/>
    </style:style>
    <style:style style:name="P86" style:family="paragraph" style:parent-style-name="Table_20_Contents">
      <style:paragraph-properties fo:text-align="end" style:justify-single-word="false"/>
      <style:text-properties style:font-name="Ubuntu" officeooo:rsid="007f3029" officeooo:paragraph-rsid="0084ec1e"/>
    </style:style>
    <style:style style:name="P87" style:family="paragraph" style:parent-style-name="Table_20_Contents">
      <style:text-properties style:font-name="Ubuntu" officeooo:rsid="009d2ec1" officeooo:paragraph-rsid="009d2ec1"/>
    </style:style>
    <style:style style:name="P88" style:family="paragraph" style:parent-style-name="Table_20_Contents">
      <style:text-properties style:font-name="Ubuntu" officeooo:rsid="001c511b" officeooo:paragraph-rsid="002203aa"/>
    </style:style>
    <style:style style:name="P89" style:family="paragraph" style:parent-style-name="Table_20_Contents">
      <style:paragraph-properties fo:text-align="end" style:justify-single-word="false"/>
      <style:text-properties style:font-name="Ubuntu" officeooo:rsid="00bc1319" officeooo:paragraph-rsid="00bc1319"/>
    </style:style>
    <style:style style:name="P90" style:family="paragraph" style:parent-style-name="Table_20_Contents">
      <style:paragraph-properties fo:text-align="start" style:justify-single-word="false"/>
      <style:text-properties fo:color="#000000" style:font-name="Ubuntu" fo:font-size="12pt" officeooo:rsid="00950256" officeooo:paragraph-rsid="00950256" style:font-size-asian="12pt" style:font-size-complex="12pt"/>
    </style:style>
    <style:style style:name="P91" style:family="paragraph" style:parent-style-name="Table_20_Contents">
      <style:text-properties fo:color="#3333ff" style:font-name="Ubuntu" fo:font-size="20pt" fo:font-weight="normal" officeooo:rsid="0084ec1e" officeooo:paragraph-rsid="0084ec1e" style:font-size-asian="20pt" style:font-weight-asian="normal" style:font-size-complex="20pt" style:font-weight-complex="normal"/>
    </style:style>
    <style:style style:name="P92" style:family="paragraph" style:parent-style-name="Table_20_Contents">
      <style:text-properties fo:color="#3333ff" style:font-name="Ubuntu" fo:font-size="20pt" fo:font-weight="normal" officeooo:rsid="007f3029" officeooo:paragraph-rsid="007f3029" style:font-size-asian="20pt" style:font-weight-asian="normal" style:font-size-complex="20pt" style:font-weight-complex="normal"/>
    </style:style>
    <style:style style:name="P93" style:family="paragraph" style:parent-style-name="Table_20_Contents">
      <style:text-properties fo:color="#3333ff" style:font-name="Ubuntu" fo:font-size="20pt" fo:font-weight="normal" officeooo:rsid="00345db4" officeooo:paragraph-rsid="00345db4" style:font-size-asian="20pt" style:font-weight-asian="normal" style:font-size-complex="20pt" style:font-weight-complex="normal"/>
    </style:style>
    <style:style style:name="P94" style:family="paragraph" style:parent-style-name="Table_20_Contents">
      <style:text-properties officeooo:rsid="0036772d" officeooo:paragraph-rsid="0036772d"/>
    </style:style>
    <style:style style:name="P95" style:family="paragraph" style:parent-style-name="Table_20_Contents">
      <style:text-properties officeooo:rsid="004df1a0" officeooo:paragraph-rsid="004df1a0"/>
    </style:style>
    <style:style style:name="P96" style:family="paragraph" style:parent-style-name="Table_20_Contents">
      <style:text-properties officeooo:rsid="007f3029" officeooo:paragraph-rsid="007f3029"/>
    </style:style>
    <style:style style:name="P97" style:family="paragraph" style:parent-style-name="Table_20_Contents">
      <style:text-properties officeooo:rsid="007f3029" officeooo:paragraph-rsid="0084ec1e"/>
    </style:style>
    <style:style style:name="P98" style:family="paragraph" style:parent-style-name="Table_20_Contents">
      <style:text-properties officeooo:paragraph-rsid="0084ec1e"/>
    </style:style>
    <style:style style:name="P99" style:family="paragraph" style:parent-style-name="Table_20_Contents">
      <style:text-properties fo:font-size="14pt" fo:font-weight="bold" officeooo:rsid="00ac6b8d" officeooo:paragraph-rsid="00ac6b8d" style:font-size-asian="14pt" style:font-weight-asian="bold" style:font-size-complex="14pt" style:font-weight-complex="bold"/>
    </style:style>
    <style:style style:name="P100" style:family="paragraph" style:parent-style-name="Table_20_Contents">
      <style:paragraph-properties fo:text-align="end" style:justify-single-word="false"/>
      <style:text-properties fo:font-size="14pt" fo:font-weight="bold" officeooo:rsid="00ac6b8d" officeooo:paragraph-rsid="00ac6b8d" style:font-size-asian="14pt" style:font-weight-asian="bold" style:font-size-complex="14pt" style:font-weight-complex="bold"/>
    </style:style>
    <style:style style:name="P101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c211b" officeooo:paragraph-rsid="001c211b"/>
    </style:style>
    <style:style style:name="P10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officeooo:rsid="009b1499" officeooo:paragraph-rsid="009b1499"/>
    </style:style>
    <style:style style:name="P10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officeooo:rsid="0028af23" officeooo:paragraph-rsid="001c211b"/>
    </style:style>
    <style:style style:name="P10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officeooo:rsid="00dca571" officeooo:paragraph-rsid="00dca571"/>
    </style:style>
    <style:style style:name="P10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officeooo:rsid="00de1a20" officeooo:paragraph-rsid="00de1a20"/>
    </style:style>
    <style:style style:name="P106" style:family="paragraph" style:parent-style-name="Table_20_Contents">
      <style:paragraph-properties fo:margin-left="0cm" fo:margin-right="0cm" fo:line-height="100%" fo:text-indent="0cm" style:auto-text-indent="false"/>
      <style:text-properties fo:color="#3333ff" style:font-name="Ubuntu" fo:font-size="20pt" fo:font-weight="normal" officeooo:rsid="009b1499" officeooo:paragraph-rsid="009b1499" style:font-size-asian="20pt" style:font-weight-asian="normal" style:font-size-complex="20pt" style:font-weight-complex="normal"/>
    </style:style>
    <style:style style:name="P107" style:family="paragraph" style:parent-style-name="Table_20_Contents">
      <style:paragraph-properties fo:margin-left="0cm" fo:margin-right="0cm" fo:line-height="100%" fo:text-indent="0cm" style:auto-text-indent="false"/>
      <style:text-properties fo:color="#3333ff" style:font-name="Ubuntu" fo:font-size="20pt" fo:font-weight="normal" officeooo:rsid="001c211b" officeooo:paragraph-rsid="0026d98e" style:font-size-asian="20pt" style:font-weight-asian="normal" style:font-size-complex="20pt" style:font-weight-complex="normal"/>
    </style:style>
    <style:style style:name="P108" style:family="paragraph" style:parent-style-name="Standard">
      <style:paragraph-properties fo:margin-top="0.402cm" fo:margin-bottom="0.402cm" loext:contextual-spacing="false" fo:text-align="start" style:justify-single-word="false"/>
      <style:text-properties style:font-name="Ubuntu" fo:font-size="20pt" fo:font-style="italic" officeooo:rsid="00a596af" officeooo:paragraph-rsid="00a596af" style:font-size-asian="20pt" style:font-style-asian="italic" style:font-size-complex="20pt" style:font-style-complex="italic"/>
    </style:style>
    <style:style style:name="P109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/>
    </style:style>
    <style:style style:name="P110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64a5f2" officeooo:paragraph-rsid="0064a5f2"/>
    </style:style>
    <style:style style:name="P111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5c5149" officeooo:paragraph-rsid="005c5149"/>
    </style:style>
    <style:style style:name="P112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c459c8" officeooo:paragraph-rsid="00c459c8"/>
    </style:style>
    <style:style style:name="P113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99a34b" officeooo:paragraph-rsid="0099a34b"/>
    </style:style>
    <style:style style:name="P114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72ce78" officeooo:paragraph-rsid="0072ce78"/>
    </style:style>
    <style:style style:name="P115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769508" officeooo:paragraph-rsid="00769508"/>
    </style:style>
    <style:style style:name="P116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6b0dba" officeooo:paragraph-rsid="006b0dba"/>
    </style:style>
    <style:style style:name="P117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7138fa" officeooo:paragraph-rsid="007138fa"/>
    </style:style>
    <style:style style:name="P118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63624f" officeooo:paragraph-rsid="0063624f"/>
    </style:style>
    <style:style style:name="P119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3c218a" officeooo:paragraph-rsid="003c218a"/>
    </style:style>
    <style:style style:name="P120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4d69a0" officeooo:paragraph-rsid="004d69a0"/>
    </style:style>
    <style:style style:name="P121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cdfc2b" officeooo:paragraph-rsid="00cdfc2b"/>
    </style:style>
    <style:style style:name="P122" style:family="paragraph" style:parent-style-name="Standard">
      <style:text-properties officeooo:rsid="0090a624" officeooo:paragraph-rsid="0090a624"/>
    </style:style>
    <style:style style:name="P123" style:family="paragraph" style:parent-style-name="Standard">
      <style:text-properties officeooo:rsid="00ec74ec" officeooo:paragraph-rsid="00ec74ec"/>
    </style:style>
    <style:style style:name="P124" style:family="paragraph" style:parent-style-name="Standard">
      <style:text-properties officeooo:rsid="00168f2e" officeooo:paragraph-rsid="00168f2e"/>
    </style:style>
    <style:style style:name="P125" style:family="paragraph" style:parent-style-name="Table_20_Contents" style:list-style-name="L2">
      <style:paragraph-properties fo:text-align="start" style:justify-single-word="false"/>
      <style:text-properties style:font-name="Ubuntu" fo:font-size="12pt" officeooo:rsid="0086abdf" officeooo:paragraph-rsid="0086abdf" style:font-size-asian="12pt" style:font-size-complex="12pt"/>
    </style:style>
    <style:style style:name="P126" style:family="paragraph" style:parent-style-name="Table_20_Contents" style:list-style-name="L2">
      <style:paragraph-properties fo:text-align="start" style:justify-single-word="false"/>
      <style:text-properties style:font-name="Ubuntu" fo:font-size="12pt" officeooo:rsid="008ac3ae" officeooo:paragraph-rsid="008ac3ae" style:font-size-asian="12pt" style:font-size-complex="12pt"/>
    </style:style>
    <style:style style:name="P127" style:family="paragraph" style:parent-style-name="Table_20_Contents" style:list-style-name="L2">
      <style:paragraph-properties fo:text-align="start" style:justify-single-word="false"/>
      <style:text-properties style:font-name="Ubuntu" fo:font-size="12pt" officeooo:rsid="008f1633" officeooo:paragraph-rsid="008f1633" style:font-size-asian="12pt" style:font-size-complex="12pt"/>
    </style:style>
    <style:style style:name="P128" style:family="paragraph" style:parent-style-name="Table_20_Contents">
      <style:text-properties style:font-name="Ubuntu" officeooo:rsid="001c211b" officeooo:paragraph-rsid="00200a43"/>
    </style:style>
    <style:style style:name="P129" style:family="paragraph" style:parent-style-name="Table_20_Contents">
      <style:text-properties style:font-name="Ubuntu" fo:font-size="16pt" officeooo:rsid="00e53c8e" officeooo:paragraph-rsid="00e53c8e" style:font-size-asian="16pt" style:font-size-complex="16pt"/>
    </style:style>
    <style:style style:name="P130" style:family="paragraph" style:parent-style-name="Table_20_Contents">
      <style:text-properties style:font-name="Ubuntu" fo:font-size="16pt" officeooo:rsid="00e8dbfc" officeooo:paragraph-rsid="00e8dbfc" style:font-size-asian="16pt" style:font-size-complex="16pt"/>
    </style:style>
    <style:style style:name="P131" style:family="paragraph" style:parent-style-name="Table_20_Contents">
      <style:text-properties style:font-name="Ubuntu" fo:font-size="16pt" officeooo:rsid="00f1a7dc" officeooo:paragraph-rsid="00f1a7dc" style:font-size-asian="16pt" style:font-size-complex="16pt"/>
    </style:style>
    <style:style style:name="P132" style:family="paragraph" style:parent-style-name="Table_20_Contents">
      <style:text-properties style:font-name="Ubuntu" fo:font-size="10.5pt" officeooo:rsid="003bedb8" officeooo:paragraph-rsid="00e53c8e" style:font-size-asian="10.5pt" style:font-size-complex="10.5pt"/>
    </style:style>
    <style:style style:name="P133" style:family="paragraph" style:parent-style-name="Table_20_Contents">
      <style:paragraph-properties fo:text-align="start" style:justify-single-word="false"/>
      <style:text-properties style:font-name="Ubuntu" fo:font-size="10.5pt" officeooo:rsid="003bedb8" officeooo:paragraph-rsid="00e53c8e" style:font-size-asian="10.5pt" style:font-size-complex="10.5pt"/>
    </style:style>
    <style:style style:name="P134" style:family="paragraph" style:parent-style-name="Table_20_Contents">
      <style:paragraph-properties fo:text-align="start" style:justify-single-word="false"/>
      <style:text-properties style:font-name="Ubuntu" fo:font-size="10.5pt" officeooo:rsid="003bedb8" officeooo:paragraph-rsid="00e8dbfc" style:font-size-asian="10.5pt" style:font-size-complex="10.5pt"/>
    </style:style>
    <style:style style:name="P135" style:family="paragraph" style:parent-style-name="Table_20_Contents">
      <style:paragraph-properties fo:text-align="start" style:justify-single-word="false"/>
      <style:text-properties style:font-name="Ubuntu" fo:font-size="10.5pt" officeooo:rsid="003bedb8" officeooo:paragraph-rsid="00f1a7dc" style:font-size-asian="10.5pt" style:font-size-complex="10.5pt"/>
    </style:style>
    <style:style style:name="P136" style:family="paragraph" style:parent-style-name="Table_20_Contents">
      <style:text-properties style:font-name="Ubuntu" fo:font-size="10.5pt" officeooo:rsid="003bedb8" officeooo:paragraph-rsid="00cdfc2b" style:font-size-asian="10.5pt" style:font-size-complex="10.5pt"/>
    </style:style>
    <style:style style:name="P137" style:family="paragraph" style:parent-style-name="Table_20_Contents">
      <style:text-properties style:font-name="Ubuntu" fo:font-size="10.5pt" officeooo:rsid="00e53c8e" officeooo:paragraph-rsid="00e53c8e" style:font-size-asian="10.5pt" style:font-size-complex="10.5pt"/>
    </style:style>
    <style:style style:name="P138" style:family="paragraph" style:parent-style-name="Table_20_Contents">
      <style:paragraph-properties fo:text-align="start" style:justify-single-word="false"/>
      <style:text-properties style:font-name="Ubuntu" fo:font-size="10.5pt" officeooo:rsid="00e8dbfc" officeooo:paragraph-rsid="00e8dbfc" style:font-size-asian="10.5pt" style:font-size-complex="10.5pt"/>
    </style:style>
    <style:style style:name="P139" style:family="paragraph" style:parent-style-name="Table_20_Contents">
      <style:paragraph-properties fo:text-align="start" style:justify-single-word="false"/>
      <style:text-properties style:font-name="Ubuntu" fo:font-size="10.5pt" officeooo:rsid="00f1a7dc" officeooo:paragraph-rsid="00f1a7dc" style:font-size-asian="10.5pt" style:font-size-complex="10.5pt"/>
    </style:style>
    <style:style style:name="P140" style:family="paragraph" style:parent-style-name="Table_20_Contents" style:list-style-name="L1">
      <style:paragraph-properties fo:margin-left="0cm" fo:margin-right="0cm" fo:margin-top="0cm" fo:margin-bottom="0cm" loext:contextual-spacing="false" fo:line-height="100%" fo:text-indent="0cm" style:auto-text-indent="false"/>
      <style:text-properties officeooo:rsid="00290a18" officeooo:paragraph-rsid="00290a18"/>
    </style:style>
    <style:style style:name="P141" style:family="paragraph" style:parent-style-name="Table_20_Contents" style:list-style-name="L1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officeooo:rsid="00290a18" officeooo:paragraph-rsid="00290a18"/>
    </style:style>
    <style:style style:name="P142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64a5f2" officeooo:paragraph-rsid="0064a5f2"/>
    </style:style>
    <style:style style:name="P143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e53c8e" officeooo:paragraph-rsid="00e53c8e"/>
    </style:style>
    <style:style style:name="P144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e8dbfc" officeooo:paragraph-rsid="00e8dbfc"/>
    </style:style>
    <style:style style:name="P145" style:family="paragraph" style:parent-style-name="Table_20_Contents">
      <style:paragraph-properties fo:margin-top="0.201cm" fo:margin-bottom="0.201cm" loext:contextual-spacing="false" fo:text-align="end" style:justify-single-word="false"/>
      <style:text-properties style:font-name="Ubuntu" officeooo:rsid="00f1a7dc" officeooo:paragraph-rsid="00f1a7dc"/>
    </style:style>
    <style:style style:name="T1" style:family="text">
      <style:text-properties officeooo:rsid="002206ec"/>
    </style:style>
    <style:style style:name="T2" style:family="text">
      <style:text-properties style:font-name="Ubuntu"/>
    </style:style>
    <style:style style:name="T3" style:family="text">
      <style:text-properties style:font-name="Ubuntu" officeooo:rsid="0028af23"/>
    </style:style>
    <style:style style:name="T4" style:family="text">
      <style:text-properties style:font-name="Ubuntu" officeooo:rsid="003a66cb"/>
    </style:style>
    <style:style style:name="T5" style:family="text">
      <style:text-properties officeooo:rsid="002b7ed7"/>
    </style:style>
    <style:style style:name="T6" style:family="text">
      <style:text-properties officeooo:rsid="002f6d00"/>
    </style:style>
    <style:style style:name="T7" style:family="text">
      <style:text-properties officeooo:rsid="003c218a"/>
    </style:style>
    <style:style style:name="T8" style:family="text">
      <style:text-properties officeooo:rsid="004e8e46"/>
    </style:style>
    <style:style style:name="T9" style:family="text">
      <style:text-properties officeooo:rsid="0058f2a2"/>
    </style:style>
    <style:style style:name="T10" style:family="text">
      <style:text-properties officeooo:rsid="006ee61f"/>
    </style:style>
    <style:style style:name="T11" style:family="text">
      <style:text-properties officeooo:rsid="006f935c"/>
    </style:style>
    <style:style style:name="T12" style:family="text">
      <style:text-properties officeooo:rsid="007b825a"/>
    </style:style>
    <style:style style:name="T13" style:family="text">
      <style:text-properties officeooo:rsid="00867afc"/>
    </style:style>
    <style:style style:name="T14" style:family="text">
      <style:text-properties officeooo:rsid="008c6d18"/>
    </style:style>
    <style:style style:name="T15" style:family="text">
      <style:text-properties officeooo:rsid="008dc3a0"/>
    </style:style>
    <style:style style:name="T16" style:family="text">
      <style:text-properties officeooo:rsid="00981fd3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b9370c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b9370c" style:font-weight-asian="normal" style:font-weight-complex="normal"/>
    </style:style>
    <style:style style:name="T21" style:family="text">
      <style:text-properties officeooo:rsid="00b6c35a"/>
    </style:style>
    <style:style style:name="T22" style:family="text">
      <style:text-properties officeooo:rsid="00b7ad44"/>
    </style:style>
    <style:style style:name="T23" style:family="text">
      <style:text-properties officeooo:rsid="00be0655"/>
    </style:style>
    <style:style style:name="T24" style:family="text">
      <style:text-properties officeooo:rsid="00bfcc14"/>
    </style:style>
    <style:style style:name="T25" style:family="text">
      <style:text-properties officeooo:rsid="00c3a535"/>
    </style:style>
    <style:style style:name="T26" style:family="text">
      <style:text-properties officeooo:rsid="00c7a998"/>
    </style:style>
    <style:style style:name="T27" style:family="text">
      <style:text-properties officeooo:rsid="00cdfc2b"/>
    </style:style>
    <style:style style:name="T28" style:family="text">
      <style:text-properties officeooo:rsid="00cfeb1e"/>
    </style:style>
    <style:style style:name="T29" style:family="text">
      <style:text-properties officeooo:rsid="00d7ce30"/>
    </style:style>
    <style:style style:name="T30" style:family="text">
      <style:text-properties officeooo:rsid="00dd8963"/>
    </style:style>
    <style:style style:name="T31" style:family="text">
      <style:text-properties officeooo:rsid="00df478f"/>
    </style:style>
    <style:style style:name="T32" style:family="text">
      <style:text-properties officeooo:rsid="00dffef4"/>
    </style:style>
    <style:style style:name="T33" style:family="text">
      <style:text-properties officeooo:rsid="00e07ab4"/>
    </style:style>
    <style:style style:name="T34" style:family="text">
      <style:text-properties officeooo:rsid="00e3c52e"/>
    </style:style>
    <style:style style:name="T35" style:family="text">
      <style:text-properties officeooo:rsid="00e53c8e"/>
    </style:style>
    <style:style style:name="T36" style:family="text">
      <style:text-properties officeooo:rsid="00e8dbfc"/>
    </style:style>
    <style:style style:name="T37" style:family="text">
      <style:text-properties officeooo:rsid="00eb16ce"/>
    </style:style>
    <style:style style:name="T38" style:family="text">
      <style:text-properties officeooo:rsid="00ecf221"/>
    </style:style>
    <style:style style:name="T39" style:family="text">
      <style:text-properties officeooo:rsid="00eed1a5"/>
    </style:style>
    <style:style style:name="T40" style:family="text">
      <style:text-properties officeooo:rsid="00f1a7dc"/>
    </style:style>
    <style:style style:name="T41" style:family="text">
      <style:text-properties officeooo:rsid="00f4f7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1.24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1.87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2.51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3.14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3.78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4.41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5.0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5.68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6.32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6.95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Subin Siby</text:p>
            <text:p text:style-name="P108">Resume</text:p>
          </table:table-cell>
          <table:table-cell table:style-name="Table1.A1" office:value-type="string">
            <text:p text:style-name="P6"><text:a xlink:type="simple" xlink:href="mailto:subins2000@gmail.com" text:style-name="Internet_20_link" text:visited-style-name="Visited_20_Internet_20_Link">subins2000@gmail.com</text:a></text:p>
            <text:p text:style-name="P8"><text:a xlink:type="simple" xlink:href="https://subinsb.com/" text:style-name="Internet_20_link" text:visited-style-name="Visited_20_Internet_20_Link">https://subinsb.com</text:a></text:p>
            <text:p text:style-name="P6"><text:a xlink:type="simple" xlink:href="https://github.com/subins2000" text:style-name="Internet_20_link" text:visited-style-name="Visited_20_Internet_20_Link">https://github.com/subins2000</text:a></text:p>
            <text:p text:style-name="P7"><text:a xlink:type="simple" xlink:href="https://github.com/subins2000" text:style-name="Internet_20_link" text:visited-style-name="Visited_20_Internet_20_Link">https://git</text:a><text:a xlink:type="simple" xlink:href="https://github.com/subins2000" text:style-name="Internet_20_link" text:visited-style-name="Visited_20_Internet_20_Link"><text:span text:style-name="T29">lab</text:span></text:a><text:a xlink:type="simple" xlink:href="https://github.com/subins2000" text:style-name="Internet_20_link" text:visited-style-name="Visited_20_Internet_20_Link">.com/subins2000</text:a></text:p>
            <text:p text:style-name="P6"/>
          </table:table-cell>
        </table:table-row>
      </table:table>
      <text:p text:style-name="P1"/>
      <text:p text:style-name="P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0"/>
          </table:table-cell>
          <table:table-cell table:style-name="Table6.A1" office:value-type="string">
            <text:p text:style-name="P106">Education</text:p>
          </table:table-cell>
        </table:table-row>
        <table:table-row table:style-name="Table6.2">
          <table:table-cell table:style-name="Table6.A2" office:value-type="string">
            <text:p text:style-name="P38">2017-2021</text:p>
          </table:table-cell>
          <table:table-cell table:style-name="Table6.A1" office:value-type="string">
            <text:p text:style-name="P104"><text:span text:style-name="T31">Pursuing </text:span>B.<text:span text:style-name="T41">T</text:span>ech <text:span text:style-name="T32">Degree</text:span> in Computer Science <text:span text:style-name="T33">And</text:span> Engineering</text:p>
            <text:p text:style-name="P105">Vidya Academy of Science And Technology</text:p>
          </table:table-cell>
        </table:table-row>
        <table:table-row table:style-name="Table6.2">
          <table:table-cell table:style-name="Table6.A2" office:value-type="string">
            <text:p text:style-name="P37">2015-17</text:p>
          </table:table-cell>
          <table:table-cell table:style-name="Table6.A1" office:value-type="string">
            <text:p text:style-name="P102">Higher Secondary</text:p>
            <text:p text:style-name="P102">Gov. Model Girls H.S.S, Kunnamkulam</text:p>
          </table:table-cell>
        </table:table-row>
        <table:table-row>
          <table:table-cell table:style-name="Table6.A2" office:value-type="string">
            <text:p text:style-name="P35">2014</text:p>
          </table:table-cell>
          <table:table-cell table:style-name="Table6.A1" office:value-type="string">
            <text:p text:style-name="P87">S.S.L.C</text:p>
            <text:p text:style-name="P87">Bethany St John’s E.H.S.S, Kunnamkulam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107">Technical Skills</text:p>
          </table:table-cell>
          <table:table-cell table:style-name="Table2.A1" office:value-type="string">
            <text:p text:style-name="P29"/>
            <text:p text:style-name="P29"/>
          </table:table-cell>
          <table:table-cell table:style-name="Table2.A1" office:value-type="string">
            <text:p text:style-name="P9"/>
          </table:table-cell>
        </table:table-row>
        <table:table-row table:style-name="Table2.2">
          <table:table-cell table:style-name="Table2.A1" office:value-type="string">
            <text:p text:style-name="P36">Operating<text:line-break/>System</text:p>
          </table:table-cell>
          <table:table-cell table:style-name="Table2.A1" office:value-type="string">
            <text:p text:style-name="P101"><text:span text:style-name="T2">GNU/Linux </text:span><text:span text:style-name="T3">O</text:span><text:span text:style-name="T4">S</text:span><text:span text:style-name="T3">s</text:span></text:p>
            <text:p text:style-name="P103"/>
            <text:list xml:id="list166793023" text:style-name="L1">
              <text:list-item>
                <text:p text:style-name="P140"><text:span text:style-name="T3">U</text:span><text:span text:style-name="T2">buntu</text:span></text:p>
              </text:list-item>
              <text:list-item>
                <text:p text:style-name="P141">Xubuntu</text:p>
              </text:list-item>
              <text:list-item>
                <text:p text:style-name="P141">Linux Mint</text:p>
                <text:p text:style-name="P141"/>
              </text:list-item>
            </text:list>
          </table:table-cell>
          <table:table-cell table:style-name="Table2.A1" office:value-type="string">
            <text:p text:style-name="P36">Programming Languages</text:p>
          </table:table-cell>
          <table:table-cell table:style-name="Table2.A1" office:value-type="string">
            <text:p text:style-name="P27">PHP, Python,</text:p>
            <text:p text:style-name="P27"/>
            <text:p text:style-name="P88">JavaScript, <text:span text:style-name="T34">jQuery, ReactJS</text:span></text:p>
            <text:p text:style-name="P26"/>
            <text:p text:style-name="P88">HTML/CSS</text:p>
            <text:p text:style-name="P26"/>
          </table:table-cell>
        </table:table-row>
        <table:table-row>
          <table:table-cell table:style-name="Table2.A1" office:value-type="string">
            <text:p text:style-name="P31">Developme<text:span text:style-name="T1">n</text:span>t Tools</text:p>
          </table:table-cell>
          <table:table-cell table:style-name="Table2.A1" office:value-type="string">
            <text:p text:style-name="P28">Sublime Text, git, bash, chromium dev tools</text:p>
            <text:p text:style-name="P28"/>
          </table:table-cell>
          <table:table-cell table:style-name="Table2.A1" office:value-type="string">
            <text:p text:style-name="P32">Frameworks</text:p>
            <text:p text:style-name="P33">&amp; Libraries</text:p>
          </table:table-cell>
          <table:table-cell table:style-name="Table2.A1" office:value-type="string">
            <text:p text:style-name="P39">WordPress, jQuery, </text:p>
          </table:table-cell>
        </table:table-row>
        <table:table-row table:style-name="Table2.4">
          <table:table-cell table:style-name="Table2.A1" office:value-type="string">
            <text:p text:style-name="P34">Databases</text:p>
          </table:table-cell>
          <table:table-cell table:style-name="Table2.A1" office:value-type="string">
            <text:p text:style-name="P40">MySQL, <text:span text:style-name="T5">SQLite, PostgreSQL,</text:span></text:p>
            <text:p text:style-name="P40"/>
          </table:table-cell>
          <table:table-cell table:style-name="Table2.A1" office:value-type="string">
            <text:p text:style-name="P34">Software</text:p>
            <text:p text:style-name="P34">Packages</text:p>
          </table:table-cell>
          <table:table-cell table:style-name="Table2.A1" office:value-type="string">
            <text:p text:style-name="P41">Inkscape, GIMP, <text:span text:style-name="T6">Kdenlive, Libreoffice</text:span>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9"/>
          </table:table-cell>
          <table:table-cell table:style-name="Table3.B16" office:value-type="string">
            <text:p text:style-name="P93">Open Source Projects</text:p>
            <text:p text:style-name="P94"/>
          </table:table-cell>
        </table:table-row>
        <table:table-row>
          <table:table-cell table:style-name="Table3.A1" office:value-type="string">
            <text:p text:style-name="P144">2018</text:p>
          </table:table-cell>
          <table:table-cell table:style-name="Table3.B16" office:value-type="string">
            <text:p text:style-name="P130">BeX</text:p>
            <text:p text:style-name="P134">Developer and Maintainer, <text:a xlink:type="simple" xlink:href="https://github.com/subins2000/bex" text:style-name="Internet_20_link" text:visited-style-name="Visited_20_Internet_20_Link">github.com/subins2000/</text:a><text:a xlink:type="simple" xlink:href="https://github.com/subins2000/bex" text:style-name="Internet_20_link" text:visited-style-name="Visited_20_Internet_20_Link"><text:span text:style-name="T36">bex</text:span></text:a></text:p>
            <text:p text:style-name="P134"/>
            <text:p text:style-name="P138">A webapp for exchanging books for college students</text:p>
          </table:table-cell>
        </table:table-row>
        <table:table-row>
          <table:table-cell table:style-name="Table3.A1" office:value-type="string">
            <text:p text:style-name="P143">2018</text:p>
          </table:table-cell>
          <table:table-cell table:style-name="Table3.B16" office:value-type="string">
            <text:p text:style-name="P129">Mjournal</text:p>
            <text:p text:style-name="P133">Developer and Maintainer, <text:a xlink:type="simple" xlink:href="https://github.com/subins2000/mjournal" text:style-name="Internet_20_link" text:visited-style-name="Visited_20_Internet_20_Link">github.com/subins2000/</text:a><text:a xlink:type="simple" xlink:href="https://github.com/subins2000/mjournal" text:style-name="Internet_20_link" text:visited-style-name="Visited_20_Internet_20_Link"><text:span text:style-name="T35">mjournal</text:span></text:a></text:p>
            <text:p text:style-name="P132"/>
            <text:p text:style-name="P137">A webapp to manage one’s own journal/diary.</text:p>
          </table:table-cell>
        </table:table-row>
        <table:table-row>
          <table:table-cell table:style-name="Table3.A1" office:value-type="string">
            <text:p text:style-name="P110"/>
            <text:p text:style-name="P145"><text:soft-page-break/>2018</text:p>
          </table:table-cell>
          <table:table-cell table:style-name="Table3.B16" office:value-type="string">
            <text:p text:style-name="P131"/>
            <text:p text:style-name="P131"><text:soft-page-break/>Brenton</text:p>
            <text:p text:style-name="P135">Developer and Maintainer, <text:a xlink:type="simple" xlink:href="http://github.com/subins2000/brenton-hugo" text:style-name="Internet_20_link" text:visited-style-name="Visited_20_Internet_20_Link">github.com/subins2000/</text:a><text:a xlink:type="simple" xlink:href="http://github.com/subins2000/brenton-hugo" text:style-name="Internet_20_link" text:visited-style-name="Visited_20_Internet_20_Link"><text:span text:style-name="T40">brenton-hugo</text:span></text:a></text:p>
            <text:p text:style-name="P135"/>
            <text:p text:style-name="P139">A <text:a xlink:type="simple" xlink:href="http://gohugo.io/" text:style-name="Internet_20_link" text:visited-style-name="Visited_20_Internet_20_Link">Hugo</text:a> theme</text:p>
          </table:table-cell>
        </table:table-row>
        <table:table-row>
          <table:table-cell table:style-name="Table3.A1" office:value-type="string">
            <text:p text:style-name="P110">2017</text:p>
          </table:table-cell>
          <table:table-cell table:style-name="Table3.B16" office:value-type="string">
            <text:p text:style-name="P13">CryptoDonate</text:p>
            <text:p text:style-name="P53">Lead Developer and Maintainer, <text:a xlink:type="simple" xlink:href="http://github.com/subins2000/CryptoDonate" text:style-name="Internet_20_link" text:visited-style-name="Visited_20_Internet_20_Link">github.com/subins2000/CryptoDonate</text:a></text:p>
            <text:p text:style-name="P95"/>
            <text:p text:style-name="P67">A JavaScript library to place donation buttons <text:span text:style-name="T8">on webpages.</text:span></text:p>
            <text:p text:style-name="P68">Supports Bitcoin, Litecoin, Monero and other cryptocurrencies.</text:p>
          </table:table-cell>
        </table:table-row>
        <table:table-row>
          <table:table-cell table:style-name="Table3.A1" office:value-type="string">
            <text:p text:style-name="P110">2017</text:p>
          </table:table-cell>
          <table:table-cell table:style-name="Table3.B16" office:value-type="string">
            <text:p text:style-name="P16">TorrentBro</text:p>
            <text:p text:style-name="P54">Lead Developer and Maintainer, <text:a xlink:type="simple" xlink:href="http://github.com/subins2000/TorrentBro" text:style-name="Internet_20_link" text:visited-style-name="Visited_20_Internet_20_Link">github.com/subins2000/TorrentBro</text:a></text:p>
            <text:p text:style-name="P45"/>
            <text:p text:style-name="P70">A cross-platform app for browsing torrents</text:p>
          </table:table-cell>
        </table:table-row>
        <table:table-row>
          <table:table-cell table:style-name="Table3.A1" office:value-type="string">
            <text:p text:style-name="P111">2017</text:p>
          </table:table-cell>
          <table:table-cell table:style-name="Table3.B16" office:value-type="string">
            <text:p text:style-name="P14">PHPF</text:p>
            <text:p text:style-name="P55">Developer, <text:a xlink:type="simple" xlink:href="http://github.com/subins2000/phpF" text:style-name="Internet_20_link" text:visited-style-name="Visited_20_Internet_20_Link">github.com/subins2000/phpF</text:a></text:p>
            <text:p text:style-name="P69"/>
            <text:p text:style-name="P69">A software to format PHP source code <text:span text:style-name="T9">into beautifully looking code.</text:span></text:p>
          </table:table-cell>
        </table:table-row>
        <table:table-row table:style-name="Table3.8">
          <table:table-cell table:style-name="Table3.A1" office:value-type="string">
            <text:p text:style-name="P112">2016</text:p>
          </table:table-cell>
          <table:table-cell table:style-name="Table3.B16" office:value-type="string">
            <text:p text:style-name="P24">Kerala Blasters <text:span text:style-name="T26">Profile Picture </text:span>Framer</text:p>
            <text:p text:style-name="P63">Developer and Maintainer, <text:a xlink:type="simple" xlink:href="http://demos.subinsb.com/isl-profile-pic" text:style-name="Internet_20_link" text:visited-style-name="Visited_20_Internet_20_Link"><text:span text:style-name="T25">demos.subinsb.com/isl-profile-pic</text:span></text:a></text:p>
            <text:p text:style-name="P63"/>
            <text:p text:style-name="P81">I created this web app to help people put up a profile picture supporting Kerala Blasters along with their picture.<text:line-break/><text:line-break/>It was very successful and more than 8,000 people across Kerala used it.</text:p>
          </table:table-cell>
        </table:table-row>
        <table:table-row table:style-name="Table3.8">
          <table:table-cell table:style-name="Table3.A1" office:value-type="string">
            <text:p text:style-name="P113">2016</text:p>
          </table:table-cell>
          <table:table-cell table:style-name="Table3.B16" office:value-type="string">
            <text:p text:style-name="P21">School Election Software</text:p>
            <text:p text:style-name="P56">Developer and Maintainer, <text:a xlink:type="simple" xlink:href="http://github.com/subins2000/lobby-school-election" text:style-name="Internet_20_link" text:visited-style-name="Visited_20_Internet_20_Link">github.com/subins2000/lobby-school-election</text:a></text:p>
            <text:p text:style-name="P52"/>
            <text:p text:style-name="P78">A simple, secure election software for schools to conduct their elections. <text:span text:style-name="T16">It was successfully used in my school’s election.</text:span></text:p>
          </table:table-cell>
        </table:table-row>
        <table:table-row table:style-name="Table3.10">
          <table:table-cell table:style-name="Table3.A1" office:value-type="string">
            <text:p text:style-name="P121">2016</text:p>
          </table:table-cell>
          <table:table-cell table:style-name="Table3.B16" office:value-type="string">
            <text:p text:style-name="P25">Francium Voice</text:p>
            <text:p text:style-name="P136">Developer, <text:span text:style-name="T27">Discontinued, </text:span><text:a xlink:type="simple" xlink:href="https://github.com/subins2000/Francium-voice" text:style-name="Internet_20_link" text:visited-style-name="Visited_20_Internet_20_Link"><text:span text:style-name="T27">github.com/subins2000/Francium-voice</text:span></text:a></text:p>
            <text:p text:style-name="P82"/>
            <text:p text:style-name="P82">A JavaScript library to record voice <text:span text:style-name="T28">in browser</text:span> <text:span text:style-name="T28">and use it in different formats.</text:span></text:p>
          </table:table-cell>
        </table:table-row>
        <table:table-row table:style-name="Table3.10">
          <table:table-cell table:style-name="Table3.A1" office:value-type="string">
            <text:p text:style-name="P114">2015</text:p>
          </table:table-cell>
          <table:table-cell table:style-name="Table3.B16" office:value-type="string">
            <text:p text:style-name="P19">Blogger 2 WordPress</text:p>
            <text:p text:style-name="P57">Lead Developer and Maintainer, <text:a xlink:type="simple" xlink:href="http://wordpress.org/plugins/blogger-2-wp" text:style-name="Internet_20_link" text:visited-style-name="Visited_20_Internet_20_Link">wordpress.org/plugins/blogger-2-wp</text:a></text:p>
            <text:p text:style-name="P48"/>
            <text:p text:style-name="P74">A WordPress plugin to easily migrate a Blogger blog to WordPress.</text:p>
          </table:table-cell>
        </table:table-row>
        <table:table-row>
          <table:table-cell table:style-name="Table3.A1" office:value-type="string">
            <text:p text:style-name="P115">2015</text:p>
          </table:table-cell>
          <table:table-cell table:style-name="Table3.B16" office:value-type="string">
            <text:p text:style-name="P20">Code Blocks</text:p>
            <text:p text:style-name="P58">Lead Developer and Maintainer, <text:a xlink:type="simple" xlink:href="http://wordpress.org/plugins/code-blocks" text:style-name="Internet_20_link" text:visited-style-name="Visited_20_Internet_20_Link">wordpress.org/plugins/code-blocks</text:a></text:p>
            <text:p text:style-name="P49"/>
            <text:p text:style-name="P75">A WordPress plugin to <text:span text:style-name="T12">easily </text:span>add code blocks to blogs</text:p>
          </table:table-cell>
        </table:table-row>
        <table:table-row>
          <table:table-cell table:style-name="Table3.A1" office:value-type="string">
            <text:p text:style-name="P116">2015</text:p>
          </table:table-cell>
          <table:table-cell table:style-name="Table3.B16" office:value-type="string">
            <text:p text:style-name="P17">The Francium Project</text:p>
            <text:p text:style-name="P59">Lead Developer and Maintainer, <text:a xlink:type="simple" xlink:href="http://github.com/FranciumOS" text:style-name="Internet_20_link" text:visited-style-name="Visited_20_Internet_20_Link">github.com/FranciumOS</text:a></text:p>
            <text:p text:style-name="P46"/>
            <text:p text:style-name="P72">A main project to coordinate all other subpro<text:span text:style-name="T10">jects</text:span> in it. <text:span text:style-name="T11">Francium Project has more than 10 packages in different languages.</text:span></text:p>
          </table:table-cell>
        </table:table-row>
        <text:soft-page-break/>
        <table:table-row>
          <table:table-cell table:style-name="Table3.A1" office:value-type="string">
            <text:p text:style-name="P117">2014</text:p>
          </table:table-cell>
          <table:table-cell table:style-name="Table3.B16" office:value-type="string">
            <text:p text:style-name="P18">Search</text:p>
            <text:p text:style-name="P60">Lead Developer and Maintainer, <text:a xlink:type="simple" xlink:href="https://search.subinsb.com/" text:style-name="Internet_20_link" text:visited-style-name="Visited_20_Internet_20_Link">search.subinsb.com</text:a>, <text:a xlink:type="simple" xlink:href="https://web.archive.org/web/*/https://search.subinsb.com" text:style-name="Internet_20_link" text:visited-style-name="Visited_20_Internet_20_Link"><text:span text:style-name="T39">Archive</text:span></text:a></text:p>
            <text:p text:style-name="P47"/>
            <text:p text:style-name="P73">An open source search engine with it’s own web crawler</text:p>
          </table:table-cell>
        </table:table-row>
        <table:table-row>
          <table:table-cell table:style-name="Table3.A1" office:value-type="string">
            <text:p text:style-name="P118">2014</text:p>
          </table:table-cell>
          <table:table-cell table:style-name="Table3.B16" office:value-type="string">
            <text:p text:style-name="P15">logSys</text:p>
            <text:p text:style-name="P64">Lead Developer and Maintainer, <text:a xlink:type="simple" xlink:href="http://github.com/subins2000/logSys" text:style-name="Internet_20_link" text:visited-style-name="Visited_20_Internet_20_Link">github.com/subins2000/logSys</text:a></text:p>
            <text:p text:style-name="P51"/>
            <text:p text:style-name="P71">A PHP login system. Currently used by more than 500 sites.</text:p>
          </table:table-cell>
        </table:table-row>
        <table:table-row>
          <table:table-cell table:style-name="Table3.A1" office:value-type="string">
            <text:p text:style-name="P119">2014</text:p>
          </table:table-cell>
          <table:table-cell table:style-name="Table3.B16" office:value-type="string">
            <text:p text:style-name="P11">Lobby</text:p>
            <text:p text:style-name="P61">Lead Developer and Maintainer</text:p>
            <text:p text:style-name="P42"/>
            <text:p text:style-name="P42">A platform for developing web apps <text:span text:style-name="T7">that integrate with user’s system and </text:span>that works on all major OS.</text:p>
          </table:table-cell>
        </table:table-row>
        <table:table-row table:style-name="Table3.17">
          <table:table-cell table:style-name="Table3.A1" office:value-type="string">
            <text:p text:style-name="P120">2013</text:p>
          </table:table-cell>
          <table:table-cell table:style-name="Table3.B17" office:value-type="string">
            <text:p text:style-name="P12">Open</text:p>
            <text:p text:style-name="P44">Lead Developer and Maintainer</text:p>
            <text:p text:style-name="P43"/>
            <text:p text:style-name="P66">An open source social network like Facebook</text:p>
          </table:table-cell>
        </table:table-row>
      </table:table>
      <text:p text:style-name="P1"/>
      <text:p text:style-name="P122"/>
      <text:p text:style-name="P122">And many more...</text:p>
      <text:p text:style-name="P123"><text:a xlink:type="simple" xlink:href="https://github.com/subins2000" text:style-name="Internet_20_link" text:visited-style-name="Visited_20_Internet_20_Link">GitHu</text:a><text:a xlink:type="simple" xlink:href="https://github.com/subins2000" text:style-name="Internet_20_link" text:visited-style-name="Visited_20_Internet_20_Link"><text:span text:style-name="T38">b</text:span></text:a><text:a xlink:type="simple" xlink:href="https://github.com/subins2000" text:style-name="Internet_20_link" text:visited-style-name="Visited_20_Internet_20_Link"> </text:a><text:a xlink:type="simple" xlink:href="https://github.com/subins2000" text:style-name="Internet_20_link" text:visited-style-name="Visited_20_Internet_20_Link"><text:span text:style-name="T38">Profile</text:span></text:a> <text:s/><text:a xlink:type="simple" xlink:href="https://gitlab.com/subins2000" text:style-name="Internet_20_link" text:visited-style-name="Visited_20_Internet_20_Link">GitLa</text:a><text:a xlink:type="simple" xlink:href="https://gitlab.com/subins2000" text:style-name="Internet_20_link" text:visited-style-name="Visited_20_Internet_20_Link"><text:span text:style-name="T38">b</text:span></text:a><text:a xlink:type="simple" xlink:href="https://gitlab.com/subins2000" text:style-name="Internet_20_link" text:visited-style-name="Visited_20_Internet_20_Link"> </text:a><text:a xlink:type="simple" xlink:href="https://gitlab.com/subins2000" text:style-name="Internet_20_link" text:visited-style-name="Visited_20_Internet_20_Link"><text:span text:style-name="T38">Profile</text:span></text:a><text:span text:style-name="T38"> <text:s/></text:span><text:a xlink:type="simple" xlink:href="https://bitbucket.org/subins2000/" text:style-name="Internet_20_link" text:visited-style-name="Visited_20_Internet_20_Link"><text:span text:style-name="T38">Bitbucket Profile</text:span></text:a></text:p>
      <text:p text:style-name="P123"/>
      <text:p text:style-name="P123"/>
      <text:p text:style-name="P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92">Other Projects</text:p>
            <text:p text:style-name="P96"/>
          </table:table-cell>
        </table:table-row>
        <table:table-row table:style-name="Table4.2">
          <table:table-cell table:style-name="Table4.A2" office:value-type="string">
            <text:p text:style-name="P89">2011</text:p>
          </table:table-cell>
          <table:table-cell table:style-name="Table4.A1" office:value-type="string">
            <text:p text:style-name="P23">Subin’s Blog</text:p>
            <text:p text:style-name="P65">Author &amp; Admin, <text:a xlink:type="simple" xlink:href="https://subinsb.com/" text:style-name="Internet_20_link" text:visited-style-name="Visited_20_Internet_20_Link">subinsb.com</text:a>, <text:a xlink:type="simple" xlink:href="http://gitlab.com/subins2000/subinsb.com" text:style-name="Internet_20_link" text:visited-style-name="Visited_20_Internet_20_Link"><text:span text:style-name="T37">Source Code</text:span></text:a></text:p>
            <text:p text:style-name="P79"/>
            <text:p text:style-name="P79">I run a blog that focuses on programming <text:span text:style-name="T23">and technology</text:span>. It has tutorials on various projects and softwares. It <text:span text:style-name="T24">also </text:span>has <text:span text:style-name="T24">some </text:span>sub-sites.</text:p>
            <text:p text:style-name="P79"/>
            <text:p text:style-name="P80">Its network <text:span text:style-name="T21">of sites </text:span>ha<text:span text:style-name="T22">ve</text:span> <text:span text:style-name="T21">a combined </text:span>annual<text:span text:style-name="T20"> users of more than </text:span><text:span text:style-name="T18">500,000</text:span><text:span text:style-name="T20"> and </text:span><text:span text:style-name="T19">pageviews of more than </text:span><text:span text:style-name="T17">1 million</text:span><text:span text:style-name="T19">.</text:span></text:p>
          </table:table-cell>
        </table:table-row>
        <table:table-row table:style-name="Table4.2">
          <table:table-cell table:style-name="Table4.A2" office:value-type="string">
            <text:p text:style-name="P85">2012 </text:p>
          </table:table-cell>
          <table:table-cell table:style-name="Table4.A1" office:value-type="string">
            <text:p text:style-name="P22">Subins</text:p>
            <text:p text:style-name="P62">Discontinued</text:p>
            <text:p text:style-name="P50"/>
            <text:p text:style-name="P76">A complete network of websites. It was like Google.</text:p>
            <text:p text:style-name="P77">It had a search engine, social network, Play Store like site, and many others.</text:p>
            <text:p text:style-name="P77"/>
            <text:p text:style-name="P77">This was my project to learn programming.</text:p>
          </table:table-cell>
        </table:table-row>
      </table:table>
      <text:p text:style-name="P1"/>
      <text:p text:style-name="P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98"/>
          </table:table-cell>
          <table:table-cell table:style-name="Table5.A1" office:value-type="string">
            <text:p text:style-name="P91"><text:span text:style-name="T13">Interests &amp; </text:span>Hobbies</text:p>
            <text:p text:style-name="P97"/>
          </table:table-cell>
        </table:table-row>
        <text:soft-page-break/>
        <table:table-row table:style-name="Table5.2">
          <table:table-cell table:style-name="Table5.A2" office:value-type="string">
            <text:p text:style-name="P86"><text:s/></text:p>
          </table:table-cell>
          <table:table-cell table:style-name="Table5.A1" office:value-type="string">
            <text:list xml:id="list2826447994" text:style-name="L2">
              <text:list-item>
                <text:p text:style-name="P125">Active <text:span text:style-name="T15">contributor to </text:span>open source projects</text:p>
              </text:list-item>
              <text:list-item>
                <text:p text:style-name="P125">Help others get into GNU/Linux</text:p>
              </text:list-item>
              <text:list-item>
                <text:p text:style-name="P126"><text:span text:style-name="T14">Watching </text:span>Films</text:p>
              </text:list-item>
              <text:list-item>
                <text:p text:style-name="P127">Cycling</text:p>
              </text:list-item>
            </text:list>
            <text:p text:style-name="P83"/>
          </table:table-cell>
        </table:table-row>
        <table:table-row table:style-name="Table5.3">
          <table:table-cell table:style-name="Table5.A2" office:value-type="string">
            <text:p text:style-name="P86"/>
          </table:table-cell>
          <table:table-cell table:style-name="Table5.A1" office:value-type="string">
            <text:p text:style-name="P84"/>
          </table:table-cell>
        </table:table-row>
        <table:table-row table:style-name="Table5.4">
          <table:table-cell table:style-name="Table5.A2" office:value-type="string">
            <text:p text:style-name="P86"/>
          </table:table-cell>
          <table:table-cell table:style-name="Table5.A1" office:value-type="string">
            <text:p text:style-name="P90"/>
          </table:table-cell>
        </table:table-row>
      </table:table>
      <text:p text:style-name="P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9"/>
          </table:table-cell>
          <table:table-cell table:style-name="Table7.A1" office:value-type="string">
            <text:p text:style-name="P100">Subin Siby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01:57:22.526225478</meta:creation-date>
    <dc:date>2018-07-29T01:37:43.429768880</dc:date>
    <meta:editing-duration>PT2H36M21S</meta:editing-duration>
    <meta:editing-cycles>179</meta:editing-cycles>
    <meta:generator>LibreOffice/6.0.3.2$Linux_X86_64 LibreOffice_project/00m0$Build-2</meta:generator>
    <meta:document-statistic meta:table-count="7" meta:image-count="0" meta:object-count="0" meta:page-count="4" meta:paragraph-count="124" meta:word-count="523" meta:character-count="3739" meta:non-whitespace-character-count="3340"/>
  </office:meta>
</office:document-meta>
</file>